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Title" style:master-page-name="Standard">
      <style:paragraph-properties fo:margin-top="0cm" fo:margin-bottom="0.106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ig4dgawwat4o"/>Bibliografia</text:p>
      <text:p text:style-name="P1">As referências listadas abaixo estão em ordem cronológica de leitura:</text:p>
      <text:p text:style-name="P1"/>
      <text:p text:style-name="P1">[1 - 24012017] Wazlawick, R. S. Metodologia de Pesquisa para Ciência da Computação. 1. ed. Rio de Janeiro: Elsevier, 2009.</text:p>
      <text:p text:style-name="P1">[2 - 24012017] Farines, J.; Fraga, J. S.; Oliveira, R. S. Sistemas de Tempo Real. 1. ed. Florianópolis: Dpto. de Automação e Sistemas, UFSC, 2000.</text:p>
      <text:p text:style-name="P1">[3 - 24012017] Liu, C. L.; Layland, J. W. Scheduling Algorithms for Multiprogramming in a Hard-Real-Time Environment - falta a data!!!</text:p>
      <text:p text:style-name="P1">[4 - 30012017] Laplante, P. A.; Ovaska, S. J. Real-Time Systems Design and Analysis. 4. ed. Estados Unidos da América: IEEE Press, Wiley, 2012</text:p>
      <text:p text:style-name="P1">[5 - 10032017] Tanenbaum, A. S.; Sistemas Operacionais Modernos. 3. ed. São Paulo: Pearson Prentice Hall, 200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03-18T16:53:39.686000000</dc:date>
    <meta:editing-cycles>3</meta:editing-cycles>
    <meta:editing-duration>PT14M54S</meta:editing-duration>
    <meta:generator>LibreOffice/5.1.1.3$Windows_X86_64 LibreOffice_project/89f508ef3ecebd2cfb8e1def0f0ba9a803b88a6d</meta:generator>
    <meta:document-statistic meta:table-count="0" meta:image-count="0" meta:object-count="0" meta:page-count="1" meta:paragraph-count="7" meta:word-count="118" meta:character-count="736" meta:non-whitespace-character-count="625"/>
  </office:meta>
</office:document-meta>
</file>